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6165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0.6598in"/>
    </style:style>
    <style:style style:name="co4" style:family="table-column">
      <style:table-column-properties fo:break-before="auto" style:column-width="1.2311in"/>
    </style:style>
    <style:style style:name="co5" style:family="table-column">
      <style:table-column-properties fo:break-before="auto" style:column-width="0.7681in"/>
    </style:style>
    <style:style style:name="co6" style:family="table-column">
      <style:table-column-properties fo:break-before="auto" style:column-width="0.8429in"/>
    </style:style>
    <style:style style:name="co7" style:family="table-column">
      <style:table-column-properties fo:break-before="auto" style:column-width="0.918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mple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Point ID</text:p>
          </table:table-cell>
          <table:table-cell office:value-type="string" calcext:value-type="string">
            <text:p>vtkOriginalPointIds</text:p>
          </table:table-cell>
          <table:table-cell office:value-type="string" calcext:value-type="string">
            <text:p>Points_0</text:p>
          </table:table-cell>
          <table:table-cell office:value-type="string" calcext:value-type="string">
            <text:p>Points_1</text:p>
          </table:table-cell>
          <table:table-cell office:value-type="string" calcext:value-type="string">
            <text:p>Points_2</text:p>
          </table:table-cell>
          <table:table-cell office:value-type="string" calcext:value-type="string">
            <text:p>Points_Magnitud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_0</text:p>
          </table:table-cell>
          <table:table-cell office:value-type="string" calcext:value-type="string">
            <text:p>u_1</text:p>
          </table:table-cell>
          <table:table-cell office:value-type="string" calcext:value-type="string">
            <text:p>u_2</text:p>
          </table:table-cell>
          <table:table-cell office:value-type="string" calcext:value-type="string">
            <text:p>u_Magnitude</text:p>
          </table:table-cell>
          <table:table-cell/>
          <table:table-cell office:value-type="string" calcext:value-type="string">
            <text:p>length To Point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878" calcext:value-type="float">
            <text:p>117878</text:p>
          </table:table-cell>
          <table:table-cell office:value-type="float" office:value="-10.0694" calcext:value-type="float">
            <text:p>-10.0694</text:p>
          </table:table-cell>
          <table:table-cell office:value-type="float" office:value="-13.9307" calcext:value-type="float">
            <text:p>-13.9307</text:p>
          </table:table-cell>
          <table:table-cell office:value-type="float" office:value="48.997" calcext:value-type="float">
            <text:p>48.997</text:p>
          </table:table-cell>
          <table:table-cell office:value-type="float" office:value="51.92459" calcext:value-type="float">
            <text:p>51.92459</text:p>
          </table:table-cell>
          <table:table-cell office:value-type="float" office:value="0.4286023" calcext:value-type="float">
            <text:p>0.4286023</text:p>
          </table:table-cell>
          <table:table-cell office:value-type="float" office:value="0.08743976" calcext:value-type="float">
            <text:p>0.08743976</text:p>
          </table:table-cell>
          <table:table-cell office:value-type="float" office:value="0.2313045" calcext:value-type="float">
            <text:p>0.2313045</text:p>
          </table:table-cell>
          <table:table-cell office:value-type="float" office:value="0.121072" calcext:value-type="float">
            <text:p>0.121072</text:p>
          </table:table-cell>
          <table:table-cell office:value-type="float" office:value="0.2753288" calcext:value-type="float">
            <text:p>0.2753288</text:p>
          </table:table-cell>
          <table:table-cell/>
          <table:table-cell table:formula="of:=SQRT(([.C2] - [.C2])^2 + ([.D2]-[.D2])^2 + ([.E2]-[.E2])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879" calcext:value-type="float">
            <text:p>117879</text:p>
          </table:table-cell>
          <table:table-cell office:value-type="float" office:value="-9.89729" calcext:value-type="float">
            <text:p>-9.89729</text:p>
          </table:table-cell>
          <table:table-cell office:value-type="float" office:value="-13.8445" calcext:value-type="float">
            <text:p>-13.8445</text:p>
          </table:table-cell>
          <table:table-cell office:value-type="float" office:value="48.7103" calcext:value-type="float">
            <text:p>48.7103</text:p>
          </table:table-cell>
          <table:table-cell office:value-type="float" office:value="51.59767" calcext:value-type="float">
            <text:p>51.59767</text:p>
          </table:table-cell>
          <table:table-cell office:value-type="float" office:value="0.4278947" calcext:value-type="float">
            <text:p>0.4278947</text:p>
          </table:table-cell>
          <table:table-cell office:value-type="float" office:value="0.09551854" calcext:value-type="float">
            <text:p>0.09551854</text:p>
          </table:table-cell>
          <table:table-cell office:value-type="float" office:value="0.2526753" calcext:value-type="float">
            <text:p>0.2526753</text:p>
          </table:table-cell>
          <table:table-cell office:value-type="float" office:value="0.1322581" calcext:value-type="float">
            <text:p>0.1322581</text:p>
          </table:table-cell>
          <table:table-cell office:value-type="float" office:value="0.3007671" calcext:value-type="float">
            <text:p>0.3007671</text:p>
          </table:table-cell>
          <table:table-cell/>
          <table:table-cell table:formula="of:=SQRT(([.C$2] - [.C3])^2 + ([.D$2]-[.D3])^2 + ([.E$2]-[.E3])^2)" office:value-type="float" office:value="0.345324748751088" calcext:value-type="float">
            <text:p>0.345324748751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887" calcext:value-type="float">
            <text:p>117887</text:p>
          </table:table-cell>
          <table:table-cell office:value-type="float" office:value="-10.3869" calcext:value-type="float">
            <text:p>-10.3869</text:p>
          </table:table-cell>
          <table:table-cell office:value-type="float" office:value="-13.7679" calcext:value-type="float">
            <text:p>-13.7679</text:p>
          </table:table-cell>
          <table:table-cell office:value-type="float" office:value="48.9135" calcext:value-type="float">
            <text:p>48.9135</text:p>
          </table:table-cell>
          <table:table-cell office:value-type="float" office:value="51.86495" calcext:value-type="float">
            <text:p>51.86495</text:p>
          </table:table-cell>
          <table:table-cell office:value-type="float" office:value="0.4282764" calcext:value-type="float">
            <text:p>0.4282764</text:p>
          </table:table-cell>
          <table:table-cell office:value-type="float" office:value="0.09096362" calcext:value-type="float">
            <text:p>0.09096362</text:p>
          </table:table-cell>
          <table:table-cell office:value-type="float" office:value="0.2406262" calcext:value-type="float">
            <text:p>0.2406262</text:p>
          </table:table-cell>
          <table:table-cell office:value-type="float" office:value="0.1259513" calcext:value-type="float">
            <text:p>0.1259513</text:p>
          </table:table-cell>
          <table:table-cell office:value-type="float" office:value="0.2864246" calcext:value-type="float">
            <text:p>0.2864246</text:p>
          </table:table-cell>
          <table:table-cell/>
          <table:table-cell table:formula="of:=SQRT(([.C$2] - [.C4])^2 + ([.D$2]-[.D4])^2 + ([.E$2]-[.E4])^2)" office:value-type="float" office:value="0.366445548478899" calcext:value-type="float">
            <text:p>0.3664455484788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912" calcext:value-type="float">
            <text:p>117912</text:p>
          </table:table-cell>
          <table:table-cell office:value-type="float" office:value="-10.1565" calcext:value-type="float">
            <text:p>-10.1565</text:p>
          </table:table-cell>
          <table:table-cell office:value-type="float" office:value="-13.769" calcext:value-type="float">
            <text:p>-13.769</text:p>
          </table:table-cell>
          <table:table-cell office:value-type="float" office:value="48.7512" calcext:value-type="float">
            <text:p>48.7512</text:p>
          </table:table-cell>
          <table:table-cell office:value-type="float" office:value="51.66642" calcext:value-type="float">
            <text:p>51.66642</text:p>
          </table:table-cell>
          <table:table-cell office:value-type="float" office:value="0.4281343" calcext:value-type="float">
            <text:p>0.4281343</text:p>
          </table:table-cell>
          <table:table-cell office:value-type="float" office:value="0.09744254" calcext:value-type="float">
            <text:p>0.09744254</text:p>
          </table:table-cell>
          <table:table-cell office:value-type="float" office:value="0.2577649" calcext:value-type="float">
            <text:p>0.2577649</text:p>
          </table:table-cell>
          <table:table-cell office:value-type="float" office:value="0.1349222" calcext:value-type="float">
            <text:p>0.1349222</text:p>
          </table:table-cell>
          <table:table-cell office:value-type="float" office:value="0.3068253" calcext:value-type="float">
            <text:p>0.3068253</text:p>
          </table:table-cell>
          <table:table-cell/>
          <table:table-cell table:formula="of:=SQRT(([.C$2] - [.C5])^2 + ([.D$2]-[.D5])^2 + ([.E$2]-[.E5])^2)" office:value-type="float" office:value="0.306840251596822" calcext:value-type="float">
            <text:p>0.306840251596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921" calcext:value-type="float">
            <text:p>117921</text:p>
          </table:table-cell>
          <table:table-cell office:value-type="float" office:value="-10.0598" calcext:value-type="float">
            <text:p>-10.0598</text:p>
          </table:table-cell>
          <table:table-cell office:value-type="float" office:value="-13.6868" calcext:value-type="float">
            <text:p>-13.6868</text:p>
          </table:table-cell>
          <table:table-cell office:value-type="float" office:value="48.5254" calcext:value-type="float">
            <text:p>48.5254</text:p>
          </table:table-cell>
          <table:table-cell office:value-type="float" office:value="51.41247" calcext:value-type="float">
            <text:p>51.41247</text:p>
          </table:table-cell>
          <table:table-cell office:value-type="float" office:value="0.4279095" calcext:value-type="float">
            <text:p>0.4279095</text:p>
          </table:table-cell>
          <table:table-cell office:value-type="float" office:value="0.1012997" calcext:value-type="float">
            <text:p>0.1012997</text:p>
          </table:table-cell>
          <table:table-cell office:value-type="float" office:value="0.2679683" calcext:value-type="float">
            <text:p>0.2679683</text:p>
          </table:table-cell>
          <table:table-cell office:value-type="float" office:value="0.140263" calcext:value-type="float">
            <text:p>0.140263</text:p>
          </table:table-cell>
          <table:table-cell office:value-type="float" office:value="0.3189707" calcext:value-type="float">
            <text:p>0.3189707</text:p>
          </table:table-cell>
          <table:table-cell/>
          <table:table-cell table:formula="of:=SQRT(([.C$2] - [.C6])^2 + ([.D$2]-[.D6])^2 + ([.E$2]-[.E6])^2)" office:value-type="float" office:value="0.531023474057411" calcext:value-type="float">
            <text:p>0.531023474057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923" calcext:value-type="float">
            <text:p>117923</text:p>
          </table:table-cell>
          <table:table-cell office:value-type="float" office:value="-10.3542" calcext:value-type="float">
            <text:p>-10.3542</text:p>
          </table:table-cell>
          <table:table-cell office:value-type="float" office:value="-13.6326" calcext:value-type="float">
            <text:p>-13.6326</text:p>
          </table:table-cell>
          <table:table-cell office:value-type="float" office:value="48.6318" calcext:value-type="float">
            <text:p>48.6318</text:p>
          </table:table-cell>
          <table:table-cell office:value-type="float" office:value="51.55685" calcext:value-type="float">
            <text:p>51.55685</text:p>
          </table:table-cell>
          <table:table-cell office:value-type="float" office:value="0.4281656" calcext:value-type="float">
            <text:p>0.4281656</text:p>
          </table:table-cell>
          <table:table-cell office:value-type="float" office:value="0.09890167" calcext:value-type="float">
            <text:p>0.09890167</text:p>
          </table:table-cell>
          <table:table-cell office:value-type="float" office:value="0.2616248" calcext:value-type="float">
            <text:p>0.2616248</text:p>
          </table:table-cell>
          <table:table-cell office:value-type="float" office:value="0.1369426" calcext:value-type="float">
            <text:p>0.1369426</text:p>
          </table:table-cell>
          <table:table-cell office:value-type="float" office:value="0.3114198" calcext:value-type="float">
            <text:p>0.3114198</text:p>
          </table:table-cell>
          <table:table-cell/>
          <table:table-cell table:formula="of:=SQRT(([.C$2] - [.C7])^2 + ([.D$2]-[.D7])^2 + ([.E$2]-[.E7])^2)" office:value-type="float" office:value="0.550768272506688" calcext:value-type="float">
            <text:p>0.550768272506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384" calcext:value-type="float">
            <text:p>136384</text:p>
          </table:table-cell>
          <table:table-cell office:value-type="float" office:value="-9.95986" calcext:value-type="float">
            <text:p>-9.95986</text:p>
          </table:table-cell>
          <table:table-cell office:value-type="float" office:value="-13.5885" calcext:value-type="float">
            <text:p>-13.5885</text:p>
          </table:table-cell>
          <table:table-cell office:value-type="float" office:value="48.7526" calcext:value-type="float">
            <text:p>48.7526</text:p>
          </table:table-cell>
          <table:table-cell office:value-type="float" office:value="51.58161" calcext:value-type="float">
            <text:p>51.58161</text:p>
          </table:table-cell>
          <table:table-cell office:value-type="float" office:value="0.4288007" calcext:value-type="float">
            <text:p>0.4288007</text:p>
          </table:table-cell>
          <table:table-cell office:value-type="float" office:value="0.09878123" calcext:value-type="float">
            <text:p>0.09878123</text:p>
          </table:table-cell>
          <table:table-cell office:value-type="float" office:value="0.2608149" calcext:value-type="float">
            <text:p>0.2608149</text:p>
          </table:table-cell>
          <table:table-cell office:value-type="float" office:value="0.13621" calcext:value-type="float">
            <text:p>0.13621</text:p>
          </table:table-cell>
          <table:table-cell office:value-type="float" office:value="0.3103793" calcext:value-type="float">
            <text:p>0.3103793</text:p>
          </table:table-cell>
          <table:table-cell/>
          <table:table-cell table:formula="of:=SQRT(([.C$2] - [.C8])^2 + ([.D$2]-[.D8])^2 + ([.E$2]-[.E8])^2)" office:value-type="float" office:value="0.434547133922201" calcext:value-type="float">
            <text:p>0.434547133922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385" calcext:value-type="float">
            <text:p>136385</text:p>
          </table:table-cell>
          <table:table-cell office:value-type="float" office:value="-10.1476" calcext:value-type="float">
            <text:p>-10.1476</text:p>
          </table:table-cell>
          <table:table-cell office:value-type="float" office:value="-13.6652" calcext:value-type="float">
            <text:p>-13.6652</text:p>
          </table:table-cell>
          <table:table-cell office:value-type="float" office:value="49.0079" calcext:value-type="float">
            <text:p>49.0079</text:p>
          </table:table-cell>
          <table:table-cell office:value-type="float" office:value="51.87953" calcext:value-type="float">
            <text:p>51.87953</text:p>
          </table:table-cell>
          <table:table-cell office:value-type="float" office:value="0.4288227" calcext:value-type="float">
            <text:p>0.4288227</text:p>
          </table:table-cell>
          <table:table-cell office:value-type="float" office:value="0.0918021" calcext:value-type="float">
            <text:p>0.0918021</text:p>
          </table:table-cell>
          <table:table-cell office:value-type="float" office:value="0.2418103" calcext:value-type="float">
            <text:p>0.2418103</text:p>
          </table:table-cell>
          <table:table-cell office:value-type="float" office:value="0.1268084" calcext:value-type="float">
            <text:p>0.1268084</text:p>
          </table:table-cell>
          <table:table-cell office:value-type="float" office:value="0.2880629" calcext:value-type="float">
            <text:p>0.2880629</text:p>
          </table:table-cell>
          <table:table-cell/>
          <table:table-cell table:formula="of:=SQRT(([.C$2] - [.C9])^2 + ([.D$2]-[.D9])^2 + ([.E$2]-[.E9])^2)" office:value-type="float" office:value="0.276991516115566" calcext:value-type="float">
            <text:p>0.2769915161155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710" calcext:value-type="float">
            <text:p>156710</text:p>
          </table:table-cell>
          <table:table-cell office:value-type="float" office:value="-10.1914" calcext:value-type="float">
            <text:p>-10.1914</text:p>
          </table:table-cell>
          <table:table-cell office:value-type="float" office:value="-13.5338" calcext:value-type="float">
            <text:p>-13.5338</text:p>
          </table:table-cell>
          <table:table-cell office:value-type="float" office:value="48.7766" calcext:value-type="float">
            <text:p>48.7766</text:p>
          </table:table-cell>
          <table:table-cell office:value-type="float" office:value="51.63512" calcext:value-type="float">
            <text:p>51.63512</text:p>
          </table:table-cell>
          <table:table-cell office:value-type="float" office:value="0.4287147" calcext:value-type="float">
            <text:p>0.4287147</text:p>
          </table:table-cell>
          <table:table-cell office:value-type="float" office:value="0.09734357" calcext:value-type="float">
            <text:p>0.09734357</text:p>
          </table:table-cell>
          <table:table-cell office:value-type="float" office:value="0.2608898" calcext:value-type="float">
            <text:p>0.2608898</text:p>
          </table:table-cell>
          <table:table-cell office:value-type="float" office:value="0.1360031" calcext:value-type="float">
            <text:p>0.1360031</text:p>
          </table:table-cell>
          <table:table-cell office:value-type="float" office:value="0.3098969" calcext:value-type="float">
            <text:p>0.3098969</text:p>
          </table:table-cell>
          <table:table-cell/>
          <table:table-cell table:formula="of:=SQRT(([.C$2] - [.C10])^2 + ([.D$2]-[.D10])^2 + ([.E$2]-[.E10])^2)" office:value-type="float" office:value="0.470095490299577" calcext:value-type="float">
            <text:p>0.4700954902995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713" calcext:value-type="float">
            <text:p>156713</text:p>
          </table:table-cell>
          <table:table-cell office:value-type="float" office:value="-9.94391" calcext:value-type="float">
            <text:p>-9.94391</text:p>
          </table:table-cell>
          <table:table-cell office:value-type="float" office:value="-13.7515" calcext:value-type="float">
            <text:p>-13.7515</text:p>
          </table:table-cell>
          <table:table-cell office:value-type="float" office:value="49.0525" calcext:value-type="float">
            <text:p>49.0525</text:p>
          </table:table-cell>
          <table:table-cell office:value-type="float" office:value="51.90504" calcext:value-type="float">
            <text:p>51.90504</text:p>
          </table:table-cell>
          <table:table-cell office:value-type="float" office:value="0.428237" calcext:value-type="float">
            <text:p>0.428237</text:p>
          </table:table-cell>
          <table:table-cell office:value-type="float" office:value="0.08816718" calcext:value-type="float">
            <text:p>0.08816718</text:p>
          </table:table-cell>
          <table:table-cell office:value-type="float" office:value="0.2328463" calcext:value-type="float">
            <text:p>0.2328463</text:p>
          </table:table-cell>
          <table:table-cell office:value-type="float" office:value="0.1224365" calcext:value-type="float">
            <text:p>0.1224365</text:p>
          </table:table-cell>
          <table:table-cell office:value-type="float" office:value="0.2774554" calcext:value-type="float">
            <text:p>0.2774554</text:p>
          </table:table-cell>
          <table:table-cell/>
          <table:table-cell table:formula="of:=SQRT(([.C$2] - [.C11])^2 + ([.D$2]-[.D11])^2 + ([.E$2]-[.E11])^2)" office:value-type="float" office:value="0.225700310367531" calcext:value-type="float">
            <text:p>0.225700310367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5T10:08:04.363699472</dc:date>
    <meta:editing-duration>PT37M17S</meta:editing-duration>
    <meta:editing-cycles>1</meta:editing-cycles>
    <meta:document-statistic meta:table-count="1" meta:cell-count="132" meta:object-count="0"/>
    <meta:generator>LibreOffice/7.4.3.2$Linux_X86_64 LibreOffice_project/40$Build-2</meta:generator>
  </office:meta>
</office:document-meta>
</file>